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draw:textarea-vertical-align="top" fo:min-height="11.92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3333f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text-style-name="P3" draw:layer="layout" svg:width="25.199cm" svg:height="12.661cm" svg:x="1.4cm" svg:y="4.673cm" presentation:class="subtitle" presentation:user-transformed="true">
          <draw:text-box>
            <text:p text:style-name="P1">Estados:</text:p>
            <text:p text:style-name="P2"><text:span text:style-name="T1">Working directory:</text:span> Aqui es donde editamos y trabajamos con nuestros proyectos.</text:p>
            <text:p text:style-name="P2"><text:span text:style-name="T1">Staging area:</text:span> Aquí es donde escogemos que archivos están listos para pasar al tercer estado, al igual que decidimos que archivos no están listor por el momento</text:p>
            <text:p text:style-name="P2"><text:span text:style-name="T1">Repository:</text:span> Aquí es el registro de todo nuestro proyecto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imeros pasos (repositorio local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r GIT</text:p>
              </text:list-item>
              <text:list-item>
                <text:p>Configurar propiedades básicas</text:p>
                <text:list>
                  <text:list-item>
                    <text:p>git config --global user.name “nombre”</text:p>
                  </text:list-item>
                  <text:list-item>
                    <text:p>git config --global user.email “<text:a xlink:href="mailto:mail@mail.com" xlink:type="simple">mail@mail.com</text:a>”</text:p>
                  </text:list-item>
                  <text:list-item>
                    <text:p>git config --global color.ui true <text:span text:style-name="T2">(opcional pero recomendable)</text:span></text:p>
                  </text:list-item>
                  <text:list-item>
                    <text:p><text:span text:style-name="T3">git config --global --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yecto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Iniciar el repositorio local</text:p>
                <text:list>
                  <text:list-item>
                    <text:p><text:span text:style-name="T1">git init:</text:span> marca el inicio de nuestro proyecto, aquí le decimos a Git que empiece a monitorear todos nuestros cambios</text:p>
                  </text:list-item>
                  <text:list-item>
                    <text:p><text:span text:style-name="T1">git status: </text:span>vemos el estado de nuestro proyecto</text:p>
                  </text:list-item>
                  <text:list-item>
                    <text:p><text:span text:style-name="T1">git add &lt;archivo&gt;:</text:span> con este comando decidimos que archivos están listos para el siguiente paso. Con el parametro -a agregamos todos los archivos</text:p>
                  </text:list-item>
                  <text:list-item>
                    <text:p><text:span text:style-name="T1">git commit -m “texto”:</text:span> guardamos los cambios con un mensaje para identificarlo.</text:p>
                  </text:list-item>
                  <text:list-item>
                    <text:p><text:span text:style-name="T1">git log:</text:span> nos da una lista de todos nuestros commits con su respectiva información.</text:p>
                  </text:list-item>
                  <text:list-item>
                    <text:p><text:span text:style-name="T1">Git checkout &lt;branch o commit&gt;:</text:span> con este comando viajamos a traves de nuestros commits o nuestras ramas (branch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18.6cm" svg:x="1.4cm" svg:y="1.4cm" presentation:class="outline" presentation:user-transformed="true">
          <draw:text-box>
            <text:list text:style-name="L3">
              <text:list-item>
                <text:p><text:span text:style-name="T1">Git checkout &lt;branch o commit&gt;:</text:span> con este comando viajamos a traves de nuestros commits o nuestras ramas (branchs)</text:p>
              </text:list-item>
              <text:list-item>
                <text:p><text:span text:style-name="T1">git reset:</text:span> es similar a checkout a diferencia que este elimina los commits.</text:p>
                <text:list>
                  <text:list-item>
                    <text:p><text:span text:style-name="T1">git reset --soft &lt;nro de commit&gt;:</text:span> simple y no toca nuestro “working area”</text:p>
                  </text:list-item>
                  <text:list-item>
                    <text:p><text:span text:style-name="T1">git reset --mixed &lt;nro de commit&gt;:</text:span> borra el “stagin area”, sin tocar el “woking area”. A mi criterio no es recomendable usar</text:p>
                  </text:list-item>
                  <text:list-item>
                    <text:p><text:span text:style-name="T1">git reset --hard &lt;nro de commit&gt;:</text:span> borra absolutamente todo lo que hay en el commit</text:p>
                  </text:list-item>
                </text:list>
              </text:list-item>
              <text:list-item>
                <text:p><text:span text:style-name="T1">git help:</text:span> este comando nos ayuda a saber como funciona git o alguno de su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3">
              <text:list-header>
                <text:p>Conceptos básicos</text:p>
              </text:list-header>
              <text:list-item>
                <text:p>HEAD: es el commit donde nos encontramos</text:p>
              </text:list-item>
              <text:list-item>
                <text:p>Branch: es una linea de tiempo en nuestro proyecto, que nos sirve para arreglar errores, experimentar, etc.</text:p>
                <text:list>
                  <text:list-item>
                    <text:p>Master: este branch se crea por defecto cuando hacemos “git init”. Es la rama principal y estable de nuestro proyecto.</text:p>
                  </text:list-item>
                </text:list>
              </text:list-item>
              <text:list-item>
                <text:p>git branch &lt;nombre del branch&gt;: creamos un nuevo branch desde la rama que estemos parado.</text:p>
                <text:list>
                  <text:list-item>
                    <text:p>git branch: lista los branches creados.</text:p>
                  </text:list-item>
                </text:list>
              </text:list-item>
              <text:list-item>
                <text:p>git branch -d &lt;nombre del bran&gt;: borra la rama pasada como paramet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r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Para realizar un Merge, en primera instancia debemos pararnos sobre el branch destino.</text:p>
                <text:list>
                  <text:list-item>
                    <text:p>git checkout targetBranch</text:p>
                  </text:list-item>
                  <text:list-item>
                    <text:p>git merge originBranch</text:p>
                  </text:list-item>
                </text:list>
              </text:list-header>
              <text:list-item>
                <text:p>Existen dos tipos de merge</text:p>
                <text:list>
                  <text:list-item>
                    <text:p>Fast-Forward: pasa normalmente cuando se trabaja con archivos diferentes o lineas de código distintas</text:p>
                  </text:list-item>
                  <text:list-item>
                    <text:p>Manual-merge: pasa normalmente cuando se trabaja en los mismos archivos o lineas de códi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Gitlab (repositorio remoto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Gitlab es una plataforma donde nosotros podemos guardar nuestros proyectos, usando git para su gestión</text:p>
              </text:list-header>
              <text:list-item>
                <text:p>git clone &lt;url&gt;: nos sirve para clonar un proyecto a nuestro entorno local.</text:p>
              </text:list-item>
              <text:list-item>
                <text:p>git remote add origin &lt;url&gt;: vincula nuestro proyecto local, con nuestro proyecto remoto.</text:p>
              </text:list-item>
              <text:list-item>
                <text:p>git remote -v: inversa a la anterior</text:p>
              </text:list-item>
              <text:list-item>
                <text:p>git push origin master: manda nuestros cambios (commits) de la rama master a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17.8cm" svg:x="1.4cm" svg:y="2cm" presentation:class="outline" presentation:user-transformed="true">
          <draw:text-box>
            <text:list text:style-name="L3">
              <text:list-item>
                <text:p>Cuando nosotros conectamos el repositorio local con el repositorio remoto, hay una rama oculta y prácticamente es un espejo entre estos dos (idéntico a master).</text:p>
              </text:list-item>
              <text:list-item>
                <text:p>Para ver estas ramas ocultas podemos usar la siguiente función:</text:p>
              </text:list-item>
              <text:list-item>
                <text:p>git branch -a</text:p>
              </text:list-item>
              <text:list-item>
                <text:p>origin/master</text:p>
              </text:list-item>
              <text:list-item>
                <text:p>Para traer un commit que está en el repositorio remoto, usamos el branch oculto.</text:p>
              </text:list-item>
              <text:list-item>
                <text:p>Pasos:</text:p>
                <text:list>
                  <text:list-item>
                    <text:p>git fetch origin (traemos el commit al branch "origin/master")</text:p>
                  </text:list-item>
                  <text:list-item>
                    <text:p>git merge origin/master (traemos lo que está en el branch origin/master a nuestro master local)</text:p>
                  </text:list-item>
                  <text:list-item>
                    <text:p>Si no sincronizamos nuestro proyecto con github, no vamos a poder hacer ningún pu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4:52:36.434456876</meta:creation-date>
    <dc:date>2018-03-12T16:02:22.371207071</dc:date>
    <meta:editing-duration>PT6M14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